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6cm"/>
    </style:style>
    <style:style style:name="co3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ENGTH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m</text:p>
          </table:table-cell>
          <table:table-cell table:formula="of:=CONVERT([.A1];[.B1];[.C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m</text:p>
          </table:table-cell>
          <table:table-cell table:formula="of:=CONVERT([.A2];[.B2];[.C2])" office:value-type="float" office:value="0.0000000001" calcext:value-type="float">
            <text:p>1E-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m</text:p>
          </table:table-cell>
          <table:table-cell table:formula="of:=CONVERT([.A3];[.B3];[.C3])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ly</text:p>
          </table:table-cell>
          <table:table-cell office:value-type="string" calcext:value-type="string">
            <text:p>m</text:p>
          </table:table-cell>
          <table:table-cell table:formula="of:=CONVERT([.A4];[.B4];[.C4])" office:value-type="float" office:value="9.460528E+017" calcext:value-type="float">
            <text:p>9.460528E+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m</text:p>
          </table:table-cell>
          <table:table-cell office:value-type="string" calcext:value-type="string">
            <text:p>m</text:p>
          </table:table-cell>
          <table:table-cell table:formula="of:=CONVERT([.A5];[.B5];[.C5])" office:value-type="float" office:value="0.000000001" calcext:value-type="float">
            <text:p>0.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m</text:p>
          </table:table-cell>
          <table:table-cell table:formula="of:=CONVERT([.A6];[.B6];[.C6])" office:value-type="float" office:value="1E-018" calcext:value-type="float">
            <text:p>1E-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</text:p>
          </table:table-cell>
          <table:table-cell table:formula="of:=CONVERT([.A7];[.B7];[.C7])" office:value-type="float" office:value="1609.344" calcext:value-type="float">
            <text:p>1609.3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parsec</text:p>
          </table:table-cell>
          <table:table-cell office:value-type="string" calcext:value-type="string">
            <text:p>m</text:p>
          </table:table-cell>
          <table:table-cell table:formula="of:=CONVERT([.A8];[.B8];[.C8])" office:value-type="float" office:value="3.08567785708313E+025" calcext:value-type="float">
            <text:p>3.08567785708313E+0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m</text:p>
          </table:table-cell>
          <table:table-cell table:formula="of:=CONVERT([.A9];[.B9];[.C9])" office:value-type="float" office:value="9460.528" calcext:value-type="float">
            <text:p>9460.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m</text:p>
          </table:table-cell>
          <table:table-cell table:formula="of:=CONVERT([.A10];[.B10];[.C10])" office:value-type="float" office:value="0.00423333333333235" calcext:value-type="float">
            <text:p>0.00423333333333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ly</text:p>
          </table:table-cell>
          <table:table-cell office:value-type="string" calcext:value-type="string">
            <text:p>m</text:p>
          </table:table-cell>
          <table:table-cell table:formula="of:=CONVERT([.A11];[.B11];[.C11])" office:value-type="float" office:value="9.460528E+036" calcext:value-type="float">
            <text:p>9.460528E+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mi</text:p>
          </table:table-cell>
          <table:table-cell office:value-type="string" calcext:value-type="string">
            <text:p>m</text:p>
          </table:table-cell>
          <table:table-cell table:formula="of:=CONVERT([.A12];[.B12];[.C12])" office:value-type="float" office:value="1852" calcext:value-type="float">
            <text:p>18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m</text:p>
          </table:table-cell>
          <table:table-cell table:formula="of:=CONVERT([.A13];[.B13];[.C13])" office:value-type="float" office:value="1E-034" calcext:value-type="float">
            <text:p>1E-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m</text:p>
          </table:table-cell>
          <table:table-cell table:formula="of:=CONVERT([.A14];[.B14];[.C14])" office:value-type="float" office:value="9460528000000" calcext:value-type="float">
            <text:p>9460528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m</text:p>
          </table:table-cell>
          <table:table-cell table:formula="of:=CONVERT([.A15];[.B15];[.C15])" office:value-type="float" office:value="9.460528E+024" calcext:value-type="float">
            <text:p>9.460528E+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m</text:p>
          </table:table-cell>
          <table:table-cell table:formula="of:=CONVERT([.A16];[.B16];[.C16])" office:value-type="float" office:value="0.9144" calcext:value-type="float">
            <text:p>0.9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g</text:p>
          </table:table-cell>
          <table:table-cell office:value-type="string" calcext:value-type="string">
            <text:p>m</text:p>
          </table:table-cell>
          <table:table-cell table:formula="of:=CONVERT([.A17];[.B17];[.C17])"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table:formula="of:=CONVERT([.A18];[.B18];[.C18]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arsec</text:p>
          </table:table-cell>
          <table:table-cell office:value-type="string" calcext:value-type="string">
            <text:p>m</text:p>
          </table:table-cell>
          <table:table-cell table:formula="of:=CONVERT([.A19];[.B19];[.C19])" office:value-type="float" office:value="3.08567785708313E+031" calcext:value-type="float">
            <text:p>3.08567785708313E+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m</text:p>
          </table:table-cell>
          <table:table-cell table:formula="of:=CONVERT([.A20];[.B20];[.C20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g</text:p>
          </table:table-cell>
          <table:table-cell office:value-type="string" calcext:value-type="string">
            <text:p>m</text:p>
          </table:table-cell>
          <table:table-cell table:formula="of:=CONVERT([.A21];[.B21];[.C21])" office:value-type="float" office:value="0.00000001" calcext:value-type="float">
            <text:p>0.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parsec</text:p>
          </table:table-cell>
          <table:table-cell office:value-type="string" calcext:value-type="string">
            <text:p>m</text:p>
          </table:table-cell>
          <table:table-cell table:formula="of:=CONVERT([.A22];[.B22];[.C22])" office:value-type="float" office:value="3.08567785708313E+037" calcext:value-type="float">
            <text:p>3.08567785708313E+0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sec</text:p>
          </table:table-cell>
          <table:table-cell office:value-type="string" calcext:value-type="string">
            <text:p>m</text:p>
          </table:table-cell>
          <table:table-cell table:formula="of:=CONVERT([.A23];[.B23];[.C23])" office:value-type="float" office:value="3.08567785708313E+016" calcext:value-type="float">
            <text:p>3.08567785708313E+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</text:p>
          </table:table-cell>
          <table:table-cell table:formula="of:=CONVERT([.A24];[.B24];[.C24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m</text:p>
          </table:table-cell>
          <table:table-cell table:formula="of:=CONVERT([.A25];[.B25];[.C25])" office:value-type="float" office:value="1E-024" calcext:value-type="float">
            <text:p>1E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ly</text:p>
          </table:table-cell>
          <table:table-cell office:value-type="string" calcext:value-type="string">
            <text:p>m</text:p>
          </table:table-cell>
          <table:table-cell table:formula="of:=CONVERT([.A26];[.B26];[.C26])" office:value-type="float" office:value="9.460528E+021" calcext:value-type="float">
            <text:p>9.460528E+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ng</text:p>
          </table:table-cell>
          <table:table-cell office:value-type="string" calcext:value-type="string">
            <text:p>m</text:p>
          </table:table-cell>
          <table:table-cell table:formula="of:=CONVERT([.A27];[.B27];[.C27])" office:value-type="float" office:value="1E-031" calcext:value-type="float">
            <text:p>1E-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parsec</text:p>
          </table:table-cell>
          <table:table-cell office:value-type="string" calcext:value-type="string">
            <text:p>m</text:p>
          </table:table-cell>
          <table:table-cell table:formula="of:=CONVERT([.A28];[.B28];[.C28])" office:value-type="float" office:value="3.08567785708313E+028" calcext:value-type="float">
            <text:p>3.08567785708313E+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m</text:p>
          </table:table-cell>
          <table:table-cell table:formula="of:=CONVERT([.A29];[.B29];[.C29])" office:value-type="float" office:value="9.460528E+033" calcext:value-type="float">
            <text:p>9.460528E+0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m</text:p>
          </table:table-cell>
          <table:table-cell table:formula="of:=CONVERT([.A30];[.B30];[.C30])" office:value-type="float" office:value="100000000000000" calcext:value-type="float">
            <text:p>100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parsec</text:p>
          </table:table-cell>
          <table:table-cell office:value-type="string" calcext:value-type="string">
            <text:p>m</text:p>
          </table:table-cell>
          <table:table-cell table:formula="of:=CONVERT([.A31];[.B31];[.C31])" office:value-type="float" office:value="30856778570.8313" calcext:value-type="float">
            <text:p>30856778570.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ly</text:p>
          </table:table-cell>
          <table:table-cell office:value-type="string" calcext:value-type="string">
            <text:p>m</text:p>
          </table:table-cell>
          <table:table-cell table:formula="of:=CONVERT([.A32];[.B32];[.C32])" office:value-type="float" office:value="0.000009460528" calcext:value-type="float">
            <text:p>0.00000946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arsec</text:p>
          </table:table-cell>
          <table:table-cell office:value-type="string" calcext:value-type="string">
            <text:p>m</text:p>
          </table:table-cell>
          <table:table-cell table:formula="of:=CONVERT([.A33];[.B33];[.C33])" office:value-type="float" office:value="3.08567785708313E+034" calcext:value-type="float">
            <text:p>3.08567785708313E+0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arsec</text:p>
          </table:table-cell>
          <table:table-cell office:value-type="string" calcext:value-type="string">
            <text:p>m</text:p>
          </table:table-cell>
          <table:table-cell table:formula="of:=CONVERT([.A34];[.B34];[.C34])" office:value-type="float" office:value="30856778570831.3" calcext:value-type="float">
            <text:p>30856778570831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rvey_mi</text:p>
          </table:table-cell>
          <table:table-cell office:value-type="string" calcext:value-type="string">
            <text:p>m</text:p>
          </table:table-cell>
          <table:table-cell table:formula="of:=CONVERT([.A35];[.B35];[.C35])" office:value-type="float" office:value="1609.34721869444" calcext:value-type="float">
            <text:p>1609.34721869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ng</text:p>
          </table:table-cell>
          <table:table-cell office:value-type="string" calcext:value-type="string">
            <text:p>m</text:p>
          </table:table-cell>
          <table:table-cell table:formula="of:=CONVERT([.A36];[.B36];[.C36])" office:value-type="float" office:value="1E-019" calcext:value-type="float">
            <text:p>1E-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ng</text:p>
          </table:table-cell>
          <table:table-cell office:value-type="string" calcext:value-type="string">
            <text:p>m</text:p>
          </table:table-cell>
          <table:table-cell table:formula="of:=CONVERT([.A37];[.B37];[.C37])" office:value-type="float" office:value="0.0000001" calcext:value-type="float">
            <text:p>0.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ng</text:p>
          </table:table-cell>
          <table:table-cell office:value-type="string" calcext:value-type="string">
            <text:p>m</text:p>
          </table:table-cell>
          <table:table-cell table:formula="of:=CONVERT([.A38];[.B38];[.C38])" office:value-type="float" office:value="1E-028" calcext:value-type="float">
            <text:p>1E-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arsec</text:p>
          </table:table-cell>
          <table:table-cell office:value-type="string" calcext:value-type="string">
            <text:p>m</text:p>
          </table:table-cell>
          <table:table-cell table:formula="of:=CONVERT([.A39];[.B39];[.C39])" office:value-type="float" office:value="0.0308567785708313" calcext:value-type="float">
            <text:p>0.030856778570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ang</text:p>
          </table:table-cell>
          <table:table-cell office:value-type="string" calcext:value-type="string">
            <text:p>m</text:p>
          </table:table-cell>
          <table:table-cell table:formula="of:=CONVERT([.A40];[.B40];[.C40])" office:value-type="float" office:value="1E-016" calcext:value-type="float">
            <text:p>1E-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ng</text:p>
          </table:table-cell>
          <table:table-cell office:value-type="string" calcext:value-type="string">
            <text:p>m</text:p>
          </table:table-cell>
          <table:table-cell table:formula="of:=CONVERT([.A41];[.B41];[.C41])" office:value-type="float" office:value="1E-025" calcext:value-type="float">
            <text:p>1E-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ly</text:p>
          </table:table-cell>
          <table:table-cell office:value-type="string" calcext:value-type="string">
            <text:p>m</text:p>
          </table:table-cell>
          <table:table-cell table:formula="of:=CONVERT([.A42];[.B42];[.C42])" office:value-type="float" office:value="9.460528E+027" calcext:value-type="float">
            <text:p>9.460528E+0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m</text:p>
          </table:table-cell>
          <table:table-cell table:formula="of:=CONVERT([.A43];[.B43];[.C43])" office:value-type="float" office:value="1E+021" calcext:value-type="float">
            <text:p>1E+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y</text:p>
          </table:table-cell>
          <table:table-cell office:value-type="string" calcext:value-type="string">
            <text:p>m</text:p>
          </table:table-cell>
          <table:table-cell table:formula="of:=CONVERT([.A44];[.B44];[.C44])" office:value-type="float" office:value="94605280000000" calcext:value-type="float">
            <text:p>9460528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m</text:p>
          </table:table-cell>
          <table:table-cell table:formula="of:=CONVERT([.A45];[.B45];[.C45])" office:value-type="float" office:value="1E-015" calcext:value-type="float">
            <text:p>1E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l</text:p>
          </table:table-cell>
          <table:table-cell office:value-type="string" calcext:value-type="string">
            <text:p>m</text:p>
          </table:table-cell>
          <table:table-cell table:formula="of:=CONVERT([.A46];[.B46];[.C46])" office:value-type="float" office:value="1.1430000505206" calcext:value-type="float">
            <text:p>1.1430000505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arsec</text:p>
          </table:table-cell>
          <table:table-cell office:value-type="string" calcext:value-type="string">
            <text:p>m</text:p>
          </table:table-cell>
          <table:table-cell table:formula="of:=CONVERT([.A47];[.B47];[.C47])" office:value-type="float" office:value="30856778.5708313" calcext:value-type="float">
            <text:p>30856778.570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m</text:p>
          </table:table-cell>
          <table:table-cell table:formula="of:=CONVERT([.A48];[.B48];[.C48])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</text:p>
          </table:table-cell>
          <table:table-cell table:formula="of:=CONVERT([.A49];[.B49];[.C49])" office:value-type="float" office:value="0.000000000001" calcext:value-type="float">
            <text:p>1E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ng</text:p>
          </table:table-cell>
          <table:table-cell office:value-type="string" calcext:value-type="string">
            <text:p>m</text:p>
          </table:table-cell>
          <table:table-cell table:formula="of:=CONVERT([.A50];[.B50];[.C50])" office:value-type="float" office:value="0.0000000000001" calcext:value-type="float">
            <text:p>1E-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m</text:p>
          </table:table-cell>
          <table:table-cell table:formula="of:=CONVERT([.A51];[.B51];[.C51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ng</text:p>
          </table:table-cell>
          <table:table-cell office:value-type="string" calcext:value-type="string">
            <text:p>m</text:p>
          </table:table-cell>
          <table:table-cell table:formula="of:=CONVERT([.A52];[.B52];[.C52])" office:value-type="float" office:value="1E-022" calcext:value-type="float">
            <text:p>1E-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m</text:p>
          </table:table-cell>
          <table:table-cell table:formula="of:=CONVERT([.A53];[.B53];[.C53])" office:value-type="float" office:value="0.000000001" calcext:value-type="float">
            <text:p>0.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y</text:p>
          </table:table-cell>
          <table:table-cell office:value-type="string" calcext:value-type="string">
            <text:p>m</text:p>
          </table:table-cell>
          <table:table-cell table:formula="of:=CONVERT([.A54];[.B54];[.C54])" office:value-type="float" office:value="9.460528E+016" calcext:value-type="float">
            <text:p>9.460528E+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ng</text:p>
          </table:table-cell>
          <table:table-cell office:value-type="string" calcext:value-type="string">
            <text:p>m</text:p>
          </table:table-cell>
          <table:table-cell table:formula="of:=CONVERT([.A55];[.B55];[.C55])" office:value-type="float" office:value="0.000000000001" calcext:value-type="float">
            <text:p>1E-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parsec</text:p>
          </table:table-cell>
          <table:table-cell office:value-type="string" calcext:value-type="string">
            <text:p>m</text:p>
          </table:table-cell>
          <table:table-cell table:formula="of:=CONVERT([.A56];[.B56];[.C56])" office:value-type="float" office:value="0.0000308567785708313" calcext:value-type="float">
            <text:p>3.08567785708313E-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ng</text:p>
          </table:table-cell>
          <table:table-cell office:value-type="string" calcext:value-type="string">
            <text:p>m</text:p>
          </table:table-cell>
          <table:table-cell table:formula="of:=CONVERT([.A57];[.B57];[.C57])" office:value-type="float" office:value="100000000000" calcext:value-type="float">
            <text:p>1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m</text:p>
          </table:table-cell>
          <table:table-cell table:formula="of:=CONVERT([.A58];[.B58];[.C58])" office:value-type="float" office:value="9.460528" calcext:value-type="float">
            <text:p>9.46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a</text:p>
          </table:table-cell>
          <table:table-cell office:value-type="string" calcext:value-type="string">
            <text:p>m</text:p>
          </table:table-cell>
          <table:table-cell table:formula="of:=CONVERT([.A59];[.B59];[.C59])" office:value-type="float" office:value="0.000352777777777778" calcext:value-type="float">
            <text:p>0.0003527777777777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parsec</text:p>
          </table:table-cell>
          <table:table-cell office:value-type="string" calcext:value-type="string">
            <text:p>m</text:p>
          </table:table-cell>
          <table:table-cell table:formula="of:=CONVERT([.A60];[.B60];[.C60])" office:value-type="float" office:value="3.08567785708313E+018" calcext:value-type="float">
            <text:p>3.08567785708313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y</text:p>
          </table:table-cell>
          <table:table-cell office:value-type="string" calcext:value-type="string">
            <text:p>m</text:p>
          </table:table-cell>
          <table:table-cell table:formula="of:=CONVERT([.A61];[.B61];[.C61])" office:value-type="float" office:value="9.460528E+018" calcext:value-type="float">
            <text:p>9.460528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arsec</text:p>
          </table:table-cell>
          <table:table-cell office:value-type="string" calcext:value-type="string">
            <text:p>m</text:p>
          </table:table-cell>
          <table:table-cell table:formula="of:=CONVERT([.A62];[.B62];[.C62])" office:value-type="float" office:value="30856.7785708313" calcext:value-type="float">
            <text:p>30856.778570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ly</text:p>
          </table:table-cell>
          <table:table-cell office:value-type="string" calcext:value-type="string">
            <text:p>m</text:p>
          </table:table-cell>
          <table:table-cell table:formula="of:=CONVERT([.A63];[.B63];[.C63])" office:value-type="float" office:value="9460528" calcext:value-type="float">
            <text:p>946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m</text:p>
          </table:table-cell>
          <table:table-cell table:formula="of:=CONVERT([.A64];[.B64];[.C64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m</text:p>
          </table:table-cell>
          <table:table-cell table:formula="of:=CONVERT([.A65];[.B65];[.C65])" office:value-type="float" office:value="9.460528E+015" calcext:value-type="float">
            <text:p>9.460528E+0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parsec</text:p>
          </table:table-cell>
          <table:table-cell office:value-type="string" calcext:value-type="string">
            <text:p>m</text:p>
          </table:table-cell>
          <table:table-cell table:formula="of:=CONVERT([.A66];[.B66];[.C66])" office:value-type="float" office:value="3085677857083127" calcext:value-type="float">
            <text:p>3085677857083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m</text:p>
          </table:table-cell>
          <table:table-cell table:formula="of:=CONVERT([.A67];[.B67];[.C67])" office:value-type="float" office:value="1000000000000000" calcext:value-type="float">
            <text:p>1000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m</text:p>
          </table:table-cell>
          <table:table-cell table:formula="of:=CONVERT([.A68];[.B68];[.C6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m</text:p>
          </table:table-cell>
          <table:table-cell table:formula="of:=CONVERT([.A69];[.B69];[.C69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</text:p>
          </table:table-cell>
          <table:table-cell table:formula="of:=CONVERT([.A70];[.B70];[.C70])" office:value-type="float" office:value="0.0254" calcext:value-type="float">
            <text:p>0.0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ly</text:p>
          </table:table-cell>
          <table:table-cell office:value-type="string" calcext:value-type="string">
            <text:p>m</text:p>
          </table:table-cell>
          <table:table-cell table:formula="of:=CONVERT([.A71];[.B71];[.C71])" office:value-type="float" office:value="9.460528E+039" calcext:value-type="float">
            <text:p>9.460528E+0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arsec</text:p>
          </table:table-cell>
          <table:table-cell office:value-type="string" calcext:value-type="string">
            <text:p>m</text:p>
          </table:table-cell>
          <table:table-cell table:formula="of:=CONVERT([.A72];[.B72];[.C72])" office:value-type="float" office:value="308567785708313" calcext:value-type="float">
            <text:p>30856778570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m</text:p>
          </table:table-cell>
          <table:table-cell table:formula="of:=CONVERT([.A73];[.B73];[.C73])" office:value-type="float" office:value="0.009460528" calcext:value-type="float">
            <text:p>0.00946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y</text:p>
          </table:table-cell>
          <table:table-cell office:value-type="string" calcext:value-type="string">
            <text:p>m</text:p>
          </table:table-cell>
          <table:table-cell table:formula="of:=CONVERT([.A74];[.B74];[.C74])" office:value-type="float" office:value="9.460528E+030" calcext:value-type="float">
            <text:p>9.460528E+0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</text:p>
          </table:table-cell>
          <table:table-cell table:formula="of:=CONVERT([.A75];[.B75];[.C7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m</text:p>
          </table:table-cell>
          <table:table-cell table:formula="of:=CONVERT([.A76];[.B76];[.C76])" office:value-type="float" office:value="1E+018" calcext:value-type="float">
            <text:p>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ng</text:p>
          </table:table-cell>
          <table:table-cell office:value-type="string" calcext:value-type="string">
            <text:p>m</text:p>
          </table:table-cell>
          <table:table-cell table:formula="of:=CONVERT([.A77];[.B77];[.C77])" office:value-type="float" office:value="0.00000000001" calcext:value-type="float">
            <text:p>1E-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parsec</text:p>
          </table:table-cell>
          <table:table-cell office:value-type="string" calcext:value-type="string">
            <text:p>m</text:p>
          </table:table-cell>
          <table:table-cell table:formula="of:=CONVERT([.A78];[.B78];[.C78])" office:value-type="float" office:value="3.08567785708313E+022" calcext:value-type="float">
            <text:p>3.08567785708313E+0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ly</text:p>
          </table:table-cell>
          <table:table-cell office:value-type="string" calcext:value-type="string">
            <text:p>m</text:p>
          </table:table-cell>
          <table:table-cell table:formula="of:=CONVERT([.A79];[.B79];[.C79])" office:value-type="float" office:value="9460528000" calcext:value-type="float">
            <text:p>9460528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m</text:p>
          </table:table-cell>
          <table:table-cell table:formula="of:=CONVERT([.A80];[.B80];[.C80])" office:value-type="float" office:value="1E-021" calcext:value-type="float">
            <text:p>1E-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parsec</text:p>
          </table:table-cell>
          <table:table-cell office:value-type="string" calcext:value-type="string">
            <text:p>m</text:p>
          </table:table-cell>
          <table:table-cell table:formula="of:=CONVERT([.A81];[.B81];[.C81])" office:value-type="float" office:value="0.0000000308567785708313" calcext:value-type="float">
            <text:p>3.08567785708313E-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parsec</text:p>
          </table:table-cell>
          <table:table-cell office:value-type="string" calcext:value-type="string">
            <text:p>m</text:p>
          </table:table-cell>
          <table:table-cell table:formula="of:=CONVERT([.A82];[.B82];[.C82])" office:value-type="float" office:value="3.08567785708313E+040" calcext:value-type="float">
            <text:p>3.08567785708313E+0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parsec</text:p>
          </table:table-cell>
          <table:table-cell office:value-type="string" calcext:value-type="string">
            <text:p>m</text:p>
          </table:table-cell>
          <table:table-cell table:formula="of:=CONVERT([.A83];[.B83];[.C83])" office:value-type="float" office:value="30.8567785708313" calcext:value-type="float">
            <text:p>30.8567785708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ly</text:p>
          </table:table-cell>
          <table:table-cell office:value-type="string" calcext:value-type="string">
            <text:p>m</text:p>
          </table:table-cell>
          <table:table-cell table:formula="of:=CONVERT([.A84];[.B84];[.C84])" office:value-type="float" office:value="946052800000000" calcext:value-type="float">
            <text:p>9460528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arsec</text:p>
          </table:table-cell>
          <table:table-cell office:value-type="string" calcext:value-type="string">
            <text:p>m</text:p>
          </table:table-cell>
          <table:table-cell table:formula="of:=CONVERT([.A85];[.B85];[.C85])" office:value-type="float" office:value="3.08567785708313E+017" calcext:value-type="float">
            <text:p>3.08567785708313E+0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ly</text:p>
          </table:table-cell>
          <table:table-cell office:value-type="string" calcext:value-type="string">
            <text:p>m</text:p>
          </table:table-cell>
          <table:table-cell table:formula="of:=CONVERT([.A86];[.B86];[.C86])" office:value-type="float" office:value="0.000000009460528" calcext:value-type="float">
            <text:p>0.0000000094605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parsec</text:p>
          </table:table-cell>
          <table:table-cell office:value-type="string" calcext:value-type="string">
            <text:p>m</text:p>
          </table:table-cell>
          <table:table-cell table:formula="of:=CONVERT([.A87];[.B87];[.C87])" office:value-type="float" office:value="3.08567785708313E+019" calcext:value-type="float">
            <text:p>3.08567785708313E+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m</text:p>
          </table:table-cell>
          <table:table-cell office:value-type="string" calcext:value-type="string">
            <text:p>m</text:p>
          </table:table-cell>
          <table:table-cell table:formula="of:=CONVERT([.A88];[.B88];[.C88])" office:value-type="float" office:value="1E+024" calcext:value-type="float">
            <text:p>1E+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m</text:p>
          </table:table-cell>
          <table:table-cell table:formula="of:=CONVERT([.A89];[.B89];[.C89])" office:value-type="float" office:value="100000000" calcext:value-type="float">
            <text:p>1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m</text:p>
          </table:table-cell>
          <table:table-cell table:formula="of:=CONVERT([.A90];[.B90];[.C90])" office:value-type="float" office:value="1000000000" calcext:value-type="float">
            <text:p>1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m</text:p>
          </table:table-cell>
          <table:table-cell table:formula="of:=CONVERT([.A91];[.B91];[.C91])" office:value-type="float" office:value="1000000000000" calcext:value-type="float">
            <text:p>1000000000000</text:p>
          </table:table-cell>
        </table:table-row>
      </table:table>
      <table:table table:name="AREA" table:style-name="ta1"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k_acre</text:p>
          </table:table-cell>
          <table:table-cell office:value-type="string" calcext:value-type="string">
            <text:p>ar</text:p>
          </table:table-cell>
          <table:table-cell table:formula="of:=CONVERT([.A1];[.B1];[.C1])" office:value-type="float" office:value="40.468564224" calcext:value-type="float">
            <text:p>40.468564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r</text:p>
          </table:table-cell>
          <table:table-cell table:formula="of:=CONVERT([.A2];[.B2];[.C2])" office:value-type="float" office:value="1000000000000000" calcext:value-type="float">
            <text:p>1000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ar</text:p>
          </table:table-cell>
          <table:table-cell table:formula="of:=CONVERT([.A3];[.B3];[.C3]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</text:p>
          </table:table-cell>
          <table:table-cell office:value-type="string" calcext:value-type="string">
            <text:p>ar</text:p>
          </table:table-cell>
          <table:table-cell table:formula="of:=CONVERT([.A4];[.B4];[.C4])" office:value-type="float" office:value="1E-018" calcext:value-type="float">
            <text:p>1E-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ar</text:p>
          </table:table-cell>
          <table:table-cell table:formula="of:=CONVERT([.A5];[.B5];[.C5])" office:value-type="float" office:value="1000000000" calcext:value-type="float">
            <text:p>1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2</text:p>
          </table:table-cell>
          <table:table-cell office:value-type="string" calcext:value-type="string">
            <text:p>ar</text:p>
          </table:table-cell>
          <table:table-cell table:formula="of:=CONVERT([.A6];[.B6];[.C6])" office:value-type="float" office:value="0.0009290304" calcext:value-type="float">
            <text:p>0.00092903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ar</text:p>
          </table:table-cell>
          <table:table-cell table:formula="of:=CONVERT([.A7];[.B7];[.C7]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ar</text:p>
          </table:table-cell>
          <table:table-cell table:formula="of:=CONVERT([.A8];[.B8];[.C8])" office:value-type="float" office:value="1E+024" calcext:value-type="float">
            <text:p>1E+0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r</text:p>
          </table:table-cell>
          <table:table-cell table:formula="of:=CONVERT([.A9];[.B9];[.C9])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g2</text:p>
          </table:table-cell>
          <table:table-cell office:value-type="string" calcext:value-type="string">
            <text:p>ar</text:p>
          </table:table-cell>
          <table:table-cell table:formula="of:=CONVERT([.A10];[.B10];[.C10])" office:value-type="float" office:value="1E-022" calcext:value-type="float">
            <text:p>1E-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ar</text:p>
          </table:table-cell>
          <table:table-cell table:formula="of:=CONVERT([.A11];[.B11];[.C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mi2</text:p>
          </table:table-cell>
          <table:table-cell office:value-type="string" calcext:value-type="string">
            <text:p>ar</text:p>
          </table:table-cell>
          <table:table-cell table:formula="of:=CONVERT([.A12];[.B12];[.C12])" office:value-type="float" office:value="34299.04" calcext:value-type="float">
            <text:p>34299.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ca2</text:p>
          </table:table-cell>
          <table:table-cell office:value-type="string" calcext:value-type="string">
            <text:p>ar</text:p>
          </table:table-cell>
          <table:table-cell table:formula="of:=CONVERT([.A13];[.B13];[.C13])" office:value-type="float" office:value="0.00000000124452160493827" calcext:value-type="float">
            <text:p>1.24452160493827E-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ar</text:p>
          </table:table-cell>
          <table:table-cell table:formula="of:=CONVERT([.A14];[.B14];[.C14])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y2</text:p>
          </table:table-cell>
          <table:table-cell office:value-type="string" calcext:value-type="string">
            <text:p>ar</text:p>
          </table:table-cell>
          <table:table-cell table:formula="of:=CONVERT([.A15];[.B15];[.C15])" office:value-type="float" office:value="8.9501590038784E+029" calcext:value-type="float">
            <text:p>8.9501590038784E+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ar</text:p>
          </table:table-cell>
          <table:table-cell table:formula="of:=CONVERT([.A16];[.B16];[.C16])" office:value-type="float" office:value="1E-021" calcext:value-type="float">
            <text:p>1E-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ar</text:p>
          </table:table-cell>
          <table:table-cell table:formula="of:=CONVERT([.A17];[.B17];[.C17])" office:value-type="float" office:value="25899.88110336" calcext:value-type="float">
            <text:p>25899.881103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_acre</text:p>
          </table:table-cell>
          <table:table-cell office:value-type="string" calcext:value-type="string">
            <text:p>ar</text:p>
          </table:table-cell>
          <table:table-cell table:formula="of:=CONVERT([.A18];[.B18];[.C18])" office:value-type="float" office:value="40.4687260987425" calcext:value-type="float">
            <text:p>40.4687260987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r</text:p>
          </table:table-cell>
          <table:table-cell table:formula="of:=CONVERT([.A19];[.B19];[.C19])"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ar</text:p>
          </table:table-cell>
          <table:table-cell office:value-type="string" calcext:value-type="string">
            <text:p>ar</text:p>
          </table:table-cell>
          <table:table-cell table:formula="of:=CONVERT([.A20];[.B20];[.C20])" office:value-type="float" office:value="0.000001" calcext:value-type="float">
            <text:p>0.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ar</text:p>
          </table:table-cell>
          <table:table-cell table:formula="of:=CONVERT([.A21];[.B21];[.C21])" office:value-type="float" office:value="0.0000064516" calcext:value-type="float">
            <text:p>0.00000645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ar</text:p>
          </table:table-cell>
          <table:table-cell table:formula="of:=CONVERT([.A22];[.B22];[.C22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ar</text:p>
          </table:table-cell>
          <table:table-cell table:formula="of:=CONVERT([.A23];[.B23];[.C2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ar</text:p>
          </table:table-cell>
          <table:table-cell table:formula="of:=CONVERT([.A24];[.B24];[.C24])" office:value-type="float" office:value="1E-015" calcext:value-type="float">
            <text:p>1E-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ar</text:p>
          </table:table-cell>
          <table:table-cell table:formula="of:=CONVERT([.A25];[.B25];[.C25])" office:value-type="float" office:value="1E+018" calcext:value-type="float">
            <text:p>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d2</text:p>
          </table:table-cell>
          <table:table-cell office:value-type="string" calcext:value-type="string">
            <text:p>ar</text:p>
          </table:table-cell>
          <table:table-cell table:formula="of:=CONVERT([.A26];[.B26];[.C26])" office:value-type="float" office:value="0.0083612736" calcext:value-type="float">
            <text:p>0.00836127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ar</text:p>
          </table:table-cell>
          <table:table-cell table:formula="of:=CONVERT([.A27];[.B27];[.C2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ar</text:p>
          </table:table-cell>
          <table:table-cell table:formula="of:=CONVERT([.A28];[.B28];[.C28])" office:value-type="float" office:value="1E+021" calcext:value-type="float">
            <text:p>1E+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r</text:p>
          </table:table-cell>
          <table:table-cell office:value-type="string" calcext:value-type="string">
            <text:p>ar</text:p>
          </table:table-cell>
          <table:table-cell table:formula="of:=CONVERT([.A29];[.B29];[.C29])" office:value-type="float" office:value="0.000000001" calcext:value-type="float">
            <text:p>0.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ar</text:p>
          </table:table-cell>
          <table:table-cell table:formula="of:=CONVERT([.A30];[.B30];[.C30])" office:value-type="float" office:value="0.001" calcext:value-type="float">
            <text:p>0.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r</text:p>
          </table:table-cell>
          <table:table-cell office:value-type="string" calcext:value-type="string">
            <text:p>ar</text:p>
          </table:table-cell>
          <table:table-cell table:formula="of:=CONVERT([.A31];[.B31];[.C31])" office:value-type="float" office:value="1E-024" calcext:value-type="float">
            <text:p>1E-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r</text:p>
          </table:table-cell>
          <table:table-cell table:formula="of:=CONVERT([.A32];[.B32];[.C32])" office:value-type="float" office:value="0.000000000001" calcext:value-type="float">
            <text:p>1E-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00-00-00</text:date>, <text:time style:data-style-name="N2" text:time-value="17:29:44.0088671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our Spirit</meta:initial-creator>
    <meta:creation-date>2024-03-17T17:23:48.516359092</meta:creation-date>
    <dc:date>2024-03-17T17:35:59.402525851</dc:date>
    <meta:editing-duration>PT10M34S</meta:editing-duration>
    <meta:editing-cycles>3</meta:editing-cycles>
    <meta:generator>LibreOffice/24.2.1.2$Linux_X86_64 LibreOffice_project/db4def46b0453cc22e2d0305797cf981b68ef5ac</meta:generator>
    <meta:document-statistic meta:table-count="2" meta:cell-count="492" meta:object-count="0"/>
  </office:meta>
</office:document-meta>
</file>